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ecb1" officeooo:paragraph-rsid="0000ecb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2e447" officeooo:paragraph-rsid="0002e44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85972" officeooo:paragraph-rsid="0008597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86bfe" officeooo:paragraph-rsid="00086b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9b96d" officeooo:paragraph-rsid="0009b9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2e447" officeooo:paragraph-rsid="0002e44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86bfe" officeooo:paragraph-rsid="00086bfe" style:font-size-asian="10.5pt" style:font-weight-asian="normal" style:font-size-complex="12pt" style:font-weight-complex="normal"/>
    </style:style>
    <style:style style:name="T1" style:family="text">
      <style:text-properties officeooo:rsid="0004e1dc"/>
    </style:style>
    <style:style style:name="T2" style:family="text">
      <style:text-properties officeooo:rsid="00086bfe"/>
    </style:style>
    <style:style style:name="T3" style:family="text">
      <style:text-properties officeooo:rsid="0009b9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flikte und Bewältigungsstrategien</text:p>
      <text:p text:style-name="P1"/>
      <text:p text:style-name="P6">Wie entstehen Konflikte in einem Team?</text:p>
      <text:p text:style-name="P2">Meist entstehen Konflikte, wenn zwei Parteien gleichzeitig derartig planen oder handeln, sodass sie im Endeffekt einander blockieren und so aneinander stoßen. Weiterhin können Konflikte eine objektive oder eine subjektive Seite haben.</text:p>
      <text:p text:style-name="P2">Bei objektiven Konflikten geht es beispielsweise darum, dass gewisse Teammitglieder beim anstehenden Projekt verschiedene Zielvorstellungen sowohl zeitlich als auch ergebnistechnisch haben <text:span text:style-name="T1">könnten. Je länger dieser Konflikt bestehen bleibt, desto fataler fallen auch die Folgen für das Projekt aus. Eine weiterer Konflikt könnte auch bei der Umsetzungsvorstellung entstehen. Allein die Frage, ob man für die Variablen die „ungarische Notation“ oder die „CamelCase-Notation“ verwendet, kann ein Team in angespannten Situationen teilen. Der häufigste Konflikt entsteht meist jedoch bei der Frage nach den genauen Arbeitsabläufen. Die Häufigkeit und die Inhalte der Teamtreffen sind Festlegungen bei denen man oft nicht alle Teammitglieder komplett zufrieden stellen kann und einige Teammitglieder Kompromissbereitschaft an den Tag legen müssen.</text:span></text:p>
      <text:p text:style-name="P3"/>
      <text:p text:style-name="P3">Subjektive Konflikte sind meist um einiges schwerwiegender. Aufgrund von Konkurren<text:span text:style-name="T2">z</text:span>, Eifers<text:span text:style-name="T2">u</text:span>cht oder persönlichen Antipathien kann es zu einem größeren Streit zwischen Teammitgliedern führen. Das große Risiko <text:span text:style-name="T2">dabei ist, dass andere Teammitglieder keine Schlichtung ersuchen, sondern sich innerhalb des Streits positionieren und es dadurch zu einer Gruppenbildung innerhalb des Teams führen kann. </text:span>Diese Konflikte lassen sich nicht so leicht bewältigen und erfordern eine große Aussprache im Team. </text:p>
      <text:p text:style-name="P3"/>
      <text:p text:style-name="P7">Bewältigungsstrategien</text:p>
      <text:p text:style-name="P4">Eine Vereinbarung von Werten und Regeln innerhalb des Teams auf die sich alle Teammitglieder einigen können und versuchen werden diese im zeitlichen Rahmen des Projekts einzuhalten, können einige Konflikte von vornerein verhindern beziehungsweise mildern. Ein weiterer wichtiger Punkt ist die Aussprache im Team. Alle Teammitglieder sollten die Pflicht haben Konflikte anzusprechen. Nur wenn Konflikte angesprochen werden, können diese auch angegangen und bestenfalls wieder gelöst werden. Besonders wichtig ist es, dass es bei der Konfliktlösung nicht darum geht, Schuldige zu finden, sondern Lösungen zu entwickeln. <text:span text:style-name="T3">Dabei ist es irrelevant, ob es sich dabei um subjektive oder objektive Konflikte handelt.</text:span></text:p>
      <text:p text:style-name="P5">Konflikte müssen allerdings nicht immer nur eine schlechte Seite haben. Objektive Konflikte bezüglich der Umsetzung einer gewissen Anforderung können durch verschiedene persönliche Sichtweisen zu besseren Ergebnissen führen und somit auch die gemeinsame Kreativität verstär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6:57:29.738189182</meta:creation-date>
    <dc:date>2019-02-09T17:51:00.060069276</dc:date>
    <meta:editing-duration>PT21M8S</meta:editing-duration>
    <meta:editing-cycles>6</meta:editing-cycles>
    <meta:generator>LibreOffice/6.0.7.3$Linux_X86_64 LibreOffice_project/00m0$Build-3</meta:generator>
    <meta:document-statistic meta:table-count="0" meta:image-count="0" meta:object-count="0" meta:page-count="1" meta:paragraph-count="8" meta:word-count="350" meta:character-count="2652" meta:non-whitespace-character-count="2309"/>
  </office:meta>
</office:document-meta>
</file>